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Kinnari" svg:font-family="Kinnari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eb6d" officeooo:paragraph-rsid="0019eb6d"/>
    </style:style>
    <style:style style:name="P2" style:family="paragraph" style:parent-style-name="Standard">
      <style:paragraph-properties fo:text-align="center" style:justify-single-word="false"/>
      <style:text-properties style:font-name="Liberation Serif" fo:font-size="120pt" officeooo:rsid="0019eb6d" officeooo:paragraph-rsid="0019eb6d" style:font-size-asian="120pt" style:font-size-complex="120pt"/>
    </style:style>
    <style:style style:name="P3" style:family="paragraph" style:parent-style-name="Standard">
      <style:text-properties fo:font-size="24pt" officeooo:rsid="0019eb6d" officeooo:paragraph-rsid="0019eb6d" style:font-size-asian="24pt" style:font-size-complex="24pt"/>
    </style:style>
    <style:style style:name="T1" style:family="text">
      <style:text-properties officeooo:rsid="001b0858"/>
    </style:style>
    <style:style style:name="T2" style:family="text">
      <style:text-properties officeooo:rsid="001c13b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WITCH</text:p>
      <text:p text:style-name="P1"/>
      <text:p text:style-name="P1"/>
      <text:p text:style-name="P1"/>
      <text:p text:style-name="P3">Her bliver på et tidspunkt monteret en switch. Indtil da så undlad at klippe ethernet kabel, men læg en rinkel med 2-3 meter ekstra kabel. </text:p>
      <text:p text:style-name="P3"/>
      <text:p text:style-name="P3">Vh Thomas<text:span text:style-name="T1"> Wessel</text:span>, 61 66 86 60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Kinnari" svg:font-family="Kinnari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6T12:51:23.562412639</meta:creation-date>
    <dc:date>2023-01-16T14:26:23.865315599</dc:date>
    <meta:editing-duration>PT1H24M46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3" meta:word-count="33" meta:character-count="174" meta:non-whitespace-character-count="143"/>
  </office:meta>
</office:document-meta>
</file>